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color="#ffffff" loext:opacity="100%" style:font-name="Khmer OS" fo:font-weight="bold" officeooo:rsid="001940a9" officeooo:paragraph-rsid="001940a9" fo:background-color="#00a933" style:font-weight-asian="bold" style:font-weight-complex="bold"/>
    </style:style>
    <style:style style:name="P2" style:family="paragraph" style:parent-style-name="Standard">
      <style:text-properties fo:color="#ffffff" loext:opacity="100%" style:font-name="Khmer OS" fo:font-weight="bold" officeooo:rsid="001940a9" officeooo:paragraph-rsid="001a9dcd" fo:background-color="#00a933" style:font-weight-asian="bold" style:font-weight-complex="bold"/>
    </style:style>
    <style:style style:name="P3" style:family="paragraph" style:parent-style-name="Standard">
      <style:text-properties style:font-name="Khmer OS" officeooo:rsid="001940a9" officeooo:paragraph-rsid="001940a9"/>
    </style:style>
    <style:style style:name="P4" style:family="paragraph" style:parent-style-name="Standard">
      <style:text-properties style:font-name="Khmer OS" officeooo:rsid="001a9dcd" officeooo:paragraph-rsid="001a9dcd"/>
    </style:style>
    <style:style style:name="P5" style:family="paragraph" style:parent-style-name="Standard">
      <style:text-properties style:font-name="Khmer OS" officeooo:rsid="001a9dcd" officeooo:paragraph-rsid="001a9dcd"/>
    </style:style>
    <style:style style:name="P6" style:family="paragraph" style:parent-style-name="Standard">
      <style:text-properties style:font-name="Khmer OS" officeooo:rsid="001a9dcd" officeooo:paragraph-rsid="001d834a"/>
    </style:style>
    <style:style style:name="P7" style:family="paragraph" style:parent-style-name="Standard">
      <style:text-properties style:font-name="Khmer OS" officeooo:rsid="001a9dcd" officeooo:paragraph-rsid="001f2a19"/>
    </style:style>
    <style:style style:name="T1" style:family="text">
      <style:text-properties officeooo:rsid="001a9dcd"/>
    </style:style>
    <style:style style:name="T2" style:family="text">
      <style:text-properties officeooo:rsid="001d834a"/>
    </style:style>
    <style:style style:name="T3" style:family="text">
      <style:text-properties fo:font-weight="bold" officeooo:rsid="001d834a" style:font-weight-asian="bold" style:font-weight-complex="bold"/>
    </style:style>
    <style:style style:name="T4" style:family="text">
      <style:text-properties fo:color="#ffffff" loext:opacity="100%" fo:font-weight="bold" fo:background-color="#00a933" loext:char-shading-value="0" style:font-weight-asian="bold" style:font-weight-complex="bold"/>
    </style:style>
    <style:style style:name="T5" style:family="text">
      <style:text-properties fo:color="#ffffff" loext:opacity="100%" fo:font-weight="bold" officeooo:rsid="001940a9" fo:background-color="#00a933" loext:char-shading-value="0" style:font-weight-asian="bold" style:font-weight-complex="bold"/>
    </style:style>
    <style:style style:name="T6" style:family="text">
      <style:text-properties fo:color="#ffffff" loext:opacity="100%" fo:font-weight="bold" officeooo:rsid="001d834a" fo:background-color="#00a933" loext:char-shading-value="0" style:font-weight-asian="bold" style:font-weight-complex="bold"/>
    </style:style>
    <style:style style:name="T7" style:family="text">
      <style:text-properties officeooo:rsid="001eaf07"/>
    </style:style>
    <style:style style:name="T8" style:family="text">
      <style:text-properties officeooo:rsid="001f2a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e 12/Nov/21</text:p>
      <text:p text:style-name="P3"/>
      <text:p text:style-name="P3"><text:tab/>Enums is a special class that contains absolute value.</text:p>
      <text:p text:style-name="P3"/>
      <text:p text:style-name="P2">Date <text:span text:style-name="T1">26</text:span>/Nov/21</text:p>
      <text:p text:style-name="P4"/>
      <text:p text:style-name="P4"><text:span text:style-name="T7">+ </text:span>Jump Statement <text:span text:style-name="T8">(3)</text:span>:<text:line-break/><text:tab/>- Break</text:p>
      <text:p text:style-name="P4"><text:tab/>- Continue</text:p>
      <text:p text:style-name="P4"><text:tab/>- <text:span text:style-name="T2">Return</text:span></text:p>
      <text:p text:style-name="P4"/>
      <text:p text:style-name="P4"><text:tab/><text:span text:style-name="T8">+ Also jump statement but not in Rule of Jump statement </text:span></text:p>
      <text:p text:style-name="P7"><text:tab/><text:tab/>- Label</text:p>
      <text:p text:style-name="P6"><text:line-break/><text:span text:style-name="T5">Date </text:span><text:span text:style-name="T6">3</text:span><text:span text:style-name="T5">/</text:span><text:span text:style-name="T6">Dec</text:span><text:span text:style-name="T5">/21</text:span><text:line-break/>* <text:span text:style-name="T3">Class:</text:span></text:p>
      <text:p text:style-name="P4"><text:tab/><text:span text:style-name="T2">+ Access Modifier:<text:line-break/><text:tab/><text:tab/>- Public<text:line-break/><text:tab/><text:tab/>- Protected<text:line-break/><text:tab/><text:tab/>- Private<text:line-break/><text:tab/><text:tab/>- Packag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Khmer OS" svg:font-family="'Khmer O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1-12T09:40:47.443811454</meta:creation-date>
    <dc:date>2021-12-03T09:55:47.401343737</dc:date>
    <meta:editing-duration>PT17M37S</meta:editing-duration>
    <meta:editing-cycles>6</meta:editing-cycles>
    <meta:generator>LibreOffice/7.1.4.2$MacOSX_X86_64 LibreOffice_project/a529a4fab45b75fefc5b6226684193eb000654f6</meta:generator>
    <meta:document-statistic meta:table-count="0" meta:image-count="0" meta:object-count="0" meta:page-count="1" meta:paragraph-count="10" meta:word-count="51" meta:character-count="290" meta:non-whitespace-character-count="231"/>
  </office:meta>
</office:document-meta>
</file>